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4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7"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7"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table:style-name="ce4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<text:a xlink:href="https://leetcode.com/problems/3sum/" xlink:type="simple">15. 3Sum</text:a></text:p>
          </table:table-cell>
          <table:table-cell table:style-name="ce4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7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First negative in every window of size k</text:p>
          </table:table-cell>
          <table:table-cell table:style-name="ce47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7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47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47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4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table:style-name="ce43" office:value-type="string" calcext:value-type="string">
            <text:p>14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Squaring a Sorted Array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table:style-name="ce43" office:value-type="string" calcext:value-type="string">
            <text:p>15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Triplet Sum to Zero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43" office:value-type="string" calcext:value-type="string">
            <text:p>19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Maximum Sum Subarray of Size K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0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Smallest Subarray with Given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1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Fruits into Basket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table:style-name="ce43" office:value-type="string" calcext:value-type="string">
            <text:p>22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Longest Substring with K Distinct Character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09:12:43.621785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4T18:00:00.649086865</dc:date>
    <meta:generator>LibreOffice/25.2.6.2$Linux_X86_64 LibreOffice_project/40d1a0e1d5bdf1afaeae24d9ece32bbb00fa66a4</meta:generator>
    <meta:editing-duration>P2DT9H1M9S</meta:editing-duration>
    <meta:editing-cycles>96</meta:editing-cycles>
    <meta:document-statistic meta:table-count="5" meta:cell-count="598" meta:object-count="0"/>
    <meta:user-defined meta:name="AppVersion">12.0000</meta:user-defined>
  </office:meta>
</office:document-meta>
</file>